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6pt" fo:font-weight="bold" style:font-weight-asian="bold" style:font-weight-complex="bold"/>
    </style:style>
    <style:style style:name="P2" style:family="paragraph" style:parent-style-name="Standard">
      <style:text-properties fo:font-size="16pt" fo:font-weight="bold" officeooo:rsid="0015a6f8" style:font-weight-asian="bold" style:font-weight-complex="bold"/>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20pt" fo:font-weight="bold" style:font-weight-asian="bold" style:font-weight-complex="bold"/>
    </style:style>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text-properties officeooo:paragraph-rsid="0015a6f8"/>
    </style:style>
    <style:style style:name="P8" style:family="paragraph" style:parent-style-name="Standard" style:list-style-name="L5">
      <style:text-properties officeooo:paragraph-rsid="0017f5e0"/>
    </style:style>
    <style:style style:name="P9" style:family="paragraph" style:parent-style-name="Standard">
      <style:text-properties officeooo:paragraph-rsid="0015a6f8"/>
    </style:style>
    <style:style style:name="P10" style:family="paragraph" style:parent-style-name="Standard">
      <style:text-properties officeooo:paragraph-rsid="0016602b"/>
    </style:style>
    <style:style style:name="P11" style:family="paragraph" style:parent-style-name="Standard">
      <style:paragraph-properties fo:break-before="page"/>
    </style:style>
    <style:style style:name="T1" style:family="text">
      <style:text-properties officeooo:rsid="0015a6f8"/>
    </style:style>
    <style:style style:name="T2" style:family="text">
      <style:text-properties fo:font-size="16pt" fo:font-weight="bold" style:font-size-asian="16pt" style:font-weight-asian="bold" style:font-size-complex="16pt" style:font-weight-complex="bold"/>
    </style:style>
    <style:style style:name="T3" style:family="text">
      <style:text-properties officeooo:rsid="0016602b"/>
    </style:style>
    <style:style style:name="T4" style:family="text">
      <style:text-properties officeooo:rsid="0017f5e0"/>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07cm" fo:text-indent="-0.635cm" fo:margin-left="1.7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42cm" fo:text-indent="-0.635cm" fo:margin-left="2.3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7cm" fo:text-indent="-0.635cm" fo:margin-left="2.9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12cm" fo:text-indent="-0.635cm" fo:margin-left="3.6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7cm" fo:text-indent="-0.635cm" fo:margin-left="4.2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82cm" fo:text-indent="-0.635cm" fo:margin-left="4.8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7cm" fo:text-indent="-0.635cm" fo:margin-left="5.5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52cm" fo:text-indent="-0.635cm" fo:margin-left="6.1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7cm" fo:text-indent="-0.635cm" fo:margin-left="6.7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22cm" fo:text-indent="-0.635cm" fo:margin-left="7.42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itle : </text:span>How Ubuntu manage packages</text:p>
      <text:p text:style-name="P4"/>
      <text:p text:style-name="P1"><text:span text:style-name="T1">P</text:span>ast</text:p>
      <text:p text:style-name="Standard">In the early day software was provided either via FTP or mailing lists <text:s/>as source code, along with the required man pages, the necessary configuration files and only a few small files contained the instructions to create a binary (normally in a tarfile).</text:p>
      <text:p text:style-name="Standard"/>
      <text:p text:style-name="P2">Evolution</text:p>
      <text:p text:style-name="Standard">Now a days package manager deals with packages, distributions of software and data in archive files.Package managers are charged with the task of finding, installing, maintaining or uninstalling software packages upon the user's command.</text:p>
      <text:p text:style-name="Standard"><text:span text:style-name="T2"/></text:p>
      <text:p text:style-name="P10"><text:span text:style-name="T2">Package</text:span></text:p>
      <text:p text:style-name="P10">Ubuntu works with the 'Deb' packages as it comes from the Debian linux distribution, and is widely considered the best package <text:s/>format for system-level libraries and applications with rich and dynamic dependencies.</text:p>
      <text:p text:style-name="P10"/>
      <text:p text:style-name="P10">The aim of packaging is to allow the automation of installing, upgrading, configuring, and removing computer programs in a consistent manner.</text:p>
      <text:list xml:id="list1152039986" text:style-name="L2">
        <text:list-header>
          <text:p text:style-name="P5"/>
        </text:list-header>
      </text:list>
      <text:p text:style-name="Standard"/>
      <text:p text:style-name="Standard"><text:span text:style-name="T2">Package manager</text:span></text:p>
      <text:p text:style-name="Standard">If a certain package requires a certain resource such as a shared library, or another package, it is said to have a dependency. All modern package management systems provide some method of dependency resolution to ensure that when a package is installed, all of its dependencies are installed as well.Typical functions of a package manager include: </text:p>
      <text:list xml:id="list943716866" text:style-name="L3">
        <text:list-item>
          <text:p text:style-name="P6">Working with file archivers to extract package archives </text:p>
        </text:list-item>
        <text:list-item>
          <text:p text:style-name="P6">Ensuring the integrity and authenticity of the package by verifying their digital certificates and checksums </text:p>
        </text:list-item>
        <text:list-item>
          <text:p text:style-name="P6"><text:span text:style-name="T1">L</text:span>ooking up, downloading, installing, or updating existing software from a software repository or app store </text:p>
        </text:list-item>
        <text:list-item>
          <text:p text:style-name="P6">Grouping packages by function to reduce user confusion </text:p>
        </text:list-item>
        <text:list-item>
          <text:p text:style-name="P6">Managing dependencies to ensure a package is installed with all packages it requires, thus avoiding "dependency hell"</text:p>
        </text:list-item>
      </text:list>
      <text:p text:style-name="Standard"/>
      <text:p text:style-name="Standard"/>
      <text:p text:style-name="P3">Linux repository</text:p>
      <text:p text:style-name="Standard">A linux repository is a collection of software hosted on a remote server and intended to be used for installing and updating software packages on Linux systems.<text:span text:style-name="T3">They</text:span> provide a high degree of security, since the software included is thoroughly tested and built to be compatible with a particular distribution and version. So, you can expect the updates to occur with no unexpected "side effects."</text:p>
      <text:p text:style-name="Standard"/>
      <text:p text:style-name="P11"/>
      <text:p text:style-name="P3">How package manager works</text:p>
      <text:p text:style-name="Standard">In order to perform the task of package management effectively,you need package manager working at 2 levels: </text:p>
      <text:list xml:id="list1832415173" text:style-name="L4">
        <text:list-item>
          <text:p text:style-name="P7"><text:span text:style-name="T1">l</text:span>ow-level package manager handle the backend the actual installation, upgrade, and removal of package files <text:span text:style-name="T3">and </text:span>dpkg is an example.</text:p>
        </text:list-item>
      </text:list>
      <text:list xml:id="list1207811331" text:style-name="L5">
        <text:list-item>
          <text:p text:style-name="P8">high-level package manager gives some intelligence <text:span text:style-name="T4">to low-level package manager and </text:span>handle the tasks of dependency resolution and metadata searching -”data about the data”- are performed.<text:span text:style-name="T4">Example apt,appitude ,etc.</text:span></text:p>
        </text:list-item>
      </text:list>
      <text:p text:style-name="Standard"/>
      <text:p text:style-name="Standard"/>
      <text:p text:style-name="P3">DPKG</text:p>
      <text:p text:style-name="Standard">dpkg is a low-level package manager for Debian-based systems. It can install, remove, provide information about and build *.deb packages but it can’t automatically download and install their corresponding dependencies.dpkg itself is controlled entirely via command line parameters, which consist of exactly one action and zero <text:s/>or <text:s/>more options. The action-parameter tells dpkg what to do and options control the behavior of the action in some way.</text:p>
      <text:p text:style-name="Standard">Some of the use cases are :</text:p>
      <text:p text:style-name="P9"><text:tab/># dpkg -i file.deb<text:tab/>//<text:span text:style-name="T1">to i</text:span>nstal<text:span text:style-name="T1">l</text:span> a package</text:p>
      <text:p text:style-name="P9"><text:tab/># dpkg -i file.deb<text:tab/>//<text:span text:style-name="T4">to upgrade a package from a compiled file</text:span></text:p>
      <text:p text:style-name="P9"><text:tab/># dpkg -l<text:tab/>// <text:span text:style-name="T1">to list </text:span>installed packages</text:p>
      <text:p text:style-name="P9"><text:tab/># dpkg -l package_name<text:tab/>//<text:span text:style-name="T1">to l</text:span>ocat<text:span text:style-name="T1">e </text:span>a specific package</text:p>
      <text:p text:style-name="P9"><text:tab/># dpkg --status package_name<text:tab/>//<text:span text:style-name="T1">to </text:span>determine if a package is installed</text:p>
      <text:p text:style-name="P9"><text:tab/># dpkg -c package_name<text:tab/>//<text:span text:style-name="T4">to v</text:span>iew the Content of a Package</text:p>
      <text:p text:style-name="P9"><text:tab/># dpkg -r package_name<text:tab/>//<text:span text:style-name="T4">to r</text:span>emove a Package</text:p>
      <text:p text:style-name="Standard"/>
      <text:p text:style-name="Standard"/>
      <text:p text:style-name="P3">APT</text:p>
      <text:p text:style-name="Standard">apt is a high-level package manager for Debian and derivatives, and provides a simple way to retrieve and install packages, including dependency resolution, from multiple sources using the command line. Unlike dpkg, apt does not work directly with *.deb files, but with the package proper name.</text:p>
      <text:p text:style-name="P10">Some of the use cases are :</text:p>
      <text:p text:style-name="P10"><text:tab/># sudo apt update<text:tab/>//<text:span text:style-name="T1">to </text:span>update packages</text:p>
      <text:p text:style-name="P9"><text:tab/># sudo apt upgrade<text:tab/>//<text:span text:style-name="T1">to </text:span>upgrade packages </text:p>
      <text:p text:style-name="P10"><text:tab/># apt search search_string<text:tab/>//<text:span text:style-name="T1">to </text:span>find a package</text:p>
      <text:p text:style-name="P10"><text:tab/># apt show package<text:tab/>//<text:span text:style-name="T1">to </text:span>view info about specific package </text:p>
      <text:p text:style-name="P10"><text:tab/># sudo apt install package<text:tab/>//<text:span text:style-name="T1">to </text:span>install package from linux repository</text:p>
      <text:p text:style-name="P9"><text:tab/># sudo apt remove package<text:tab/>//<text:span text:style-name="T1">to </text:span>remove packages</text:p>
      <text:p text:style-name="Standard"/>
      <text:p text:style-name="Standard"/>
      <text:p text:style-name="P3">Popular <text:span text:style-name="T1">universal </text:span>package managers</text:p>
      <text:p text:style-name="Standard"><text:s text:c="4"/>• AppImage,the format for distributing portable software on Linux without needing superuser permissions to install the application</text:p>
      <text:p text:style-name="Standard"><text:s text:c="4"/></text:p>
      <text:p text:style-name="Standard"><text:s text:c="4"/>• Flatpak,package management for Linux offering a sandbox environment in which users can run application</text:p>
      <text:p text:style-name="Standard"><text:s text:c="4"/></text:p>
      <text:p text:style-name="Standard"><text:s text:c="4"/>• Snappy,designed to work for internet of things, cloud and desktop compu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5T17:56:47.711168396</meta:creation-date>
    <dc:date>2020-03-25T18:35:47.241711566</dc:date>
    <meta:editing-duration>PT1M22S</meta:editing-duration>
    <meta:editing-cycles>1</meta:editing-cycles>
    <meta:document-statistic meta:table-count="0" meta:image-count="0" meta:object-count="0" meta:page-count="2" meta:paragraph-count="47" meta:word-count="699" meta:character-count="4448" meta:non-whitespace-character-count="3757"/>
    <meta:generator>LibreOffice/6.0.7.3$Linux_X86_64 LibreOffice_project/00m0$Build-3</meta:generator>
  </office:meta>
</office:document-meta>
</file>